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/>
      <style:text-properties fo:color="#2a2a2a" loext:opacity="100%" fo:font-size="14pt" style:font-size-asian="14pt" style:font-size-complex="14pt"/>
    </style:style>
    <style:style style:name="P2" style:family="paragraph" style:parent-style-name="Standard">
      <style:text-properties fo:font-size="20pt" fo:font-weight="bold" officeooo:rsid="000afb68" officeooo:paragraph-rsid="000afb68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5pt" fo:font-weight="bold" officeooo:rsid="000afb68" officeooo:paragraph-rsid="000afb68" style:font-size-asian="15pt" style:font-weight-asian="bold" style:font-size-complex="15pt" style:font-weight-complex="bold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/>
      <style:text-properties officeooo:paragraph-rsid="000d3c29"/>
    </style:style>
    <style:style style:name="P6" style:family="paragraph" style:parent-style-name="Standard">
      <style:paragraph-properties fo:line-height="150%"/>
      <style:text-properties officeooo:paragraph-rsid="000d666a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d Romance</text:p>
      <text:p text:style-name="P3">Lady Gaga</text:p>
      <text:p text:style-name="Standard"/>
      <text:section text:style-name="Sect1" text:name="Seção1">
        <text:p text:style-name="P1">Oh-oh-oh-oh-oh-oh-oh-oh-oh-oh-oh-oh<text:line-break/>Caught in a bad romance<text:line-break/>Oh-oh-oh-oh-oh-oh-oh-oh-oh-oh-oh-oh<text:line-break/>Caught in a bad romance</text:p>
        <text:p text:style-name="P4">Ra-ra-ah-ah-ah<text:line-break/>Roma-roma-ma<text:line-break/>Gaga, ooh la-la<text:line-break/>Want your bad romance<text:line-break/>Ra-ra-ah-ah-ah<text:line-break/>Roma-roma-ma<text:line-break/>Gaga, ooh la-la<text:line-break/>Want your bad romance</text:p>
        <text:p text:style-name="P4"/>
        <text:p text:style-name="P4"/>
        <text:p text:style-name="P4">I want your ugly, I want your disease<text:line-break/>I want your everything as long as it's free<text:line-break/>I want your love<text:line-break/>Love, love, love, I want your love, hey<text:line-break/>I want your drama, the touch of your hand (hey)<text:line-break/>I want your leather-studded kiss in the sand<text:line-break/>I want your love<text:line-break/>Love, love, love, I want your love<text:line-break/>(Love, love, love, I want your love)</text:p>
        <text:p text:style-name="P4"/>
        <text:p text:style-name="P4"/>
        <text:p text:style-name="P4">You know that I want you<text:line-break/>And you know that I need you<text:line-break/>I want it bad<text:line-break/>Your bad romance</text:p>
        <text:p text:style-name="P4">I want your love, and I want your revenge<text:line-break/>You and me could write a bad romance<text:line-break/>(Oh-oh-oh-oh-oh)<text:line-break/>I want your love, and all your lover's revenge<text:line-break/>You and me could write a bad romance<text:line-break/>Oh-oh-oh-oh-oh-oh-oh-oh-oh-oh-oh-oh<text:line-break/>Caught in a bad romance<text:line-break/>Oh-oh-oh-oh-oh-oh-oh-oh-oh-oh-oh-oh<text:line-break/>Caught in a bad romance</text:p>
        <text:p text:style-name="P4">Ra-ra-ah-ah-ah<text:line-break/>Roma-roma-ma<text:line-break/>Gaga, ooh la-la<text:line-break/>Want your bad romance</text:p>
        <text:p text:style-name="P4"/>
        <text:p text:style-name="P4"/>
        <text:p text:style-name="P4">I want your horror, I want your design<text:line-break/>'Cause you're a criminal as long as you're mine<text:line-break/>I want your love<text:line-break/>Love, love, love, I want your love, uh<text:line-break/>I want your psycho, your vertigo shtick (hey)<text:line-break/>Want you in my rear window, baby, you're sick<text:line-break/>I want your love<text:line-break/>Love, love, love, I want your love<text:line-break/>(Love, love, love, I want your love)</text:p>
        <text:p text:style-name="P4"/>
        <text:p text:style-name="P4">You know that I want you<text:line-break/>And you know that I need you ('cause I'm a free bitch, baby)<text:line-break/>I want it bad<text:line-break/>Your bad romance</text:p>
        <text:p text:style-name="P4"/>
        <text:p text:style-name="P4"/>
        <text:p text:style-name="P4">I want your love, and I want your revenge<text:line-break/>You and me could write a bad romance<text:line-break/>(Oh-oh-oh-oh-oh)<text:line-break/><text:soft-page-break/>I want your love, and all your lover's revenge<text:line-break/>You and me could write a bad romance<text:line-break/>Oh-oh-oh-oh-oh-oh-oh-oh-oh-oh-oh-oh<text:line-break/>Caught in a bad romance<text:line-break/>Oh-oh-oh-oh-oh-oh-oh-oh-oh-oh-oh-oh<text:line-break/>Caught in a bad romance</text:p>
        <text:p text:style-name="P5">Ra-ra-ah-ah-ah<text:line-break/>Roma-roma-ma<text:line-break/>Gaga, ooh la-la<text:line-break/>Want your bad romance<text:line-break/>Ra-ra-ah-ah-ah<text:line-break/>Roma-roma-ma<text:line-break/>Gaga, ooh la-la<text:line-break/>Want your bad romance</text:p>
        <text:p text:style-name="P5"/>
        <text:p text:style-name="P5"/>
        <text:p text:style-name="P4">Walk, walk, fashion, baby<text:line-break/>Work it, move that bitch crazy<text:line-break/>Walk, walk, fashion, baby<text:line-break/>Work it, move that bitch crazy<text:line-break/>Walk, walk, fashion, baby<text:line-break/>Work it, move that bitch crazy<text:line-break/>Walk, walk, passion, baby<text:line-break/>Work it, I'm a free bitch, baby</text:p>
        <text:p text:style-name="P4"/>
        <text:p text:style-name="P4"/>
        <text:p text:style-name="P6">I want your love<text:line-break/>And I want your revenge<text:line-break/>I want your love<text:line-break/>I don't wanna be friends</text:p>
        <text:p text:style-name="P6"/>
        <text:p text:style-name="P6"><text:span text:style-name="T1">Je veux ton amour<text:line-break/>Et je veux ta revanche<text:line-break/>Je veux ton amour</text:span><text:line-break/>I don't wanna be friends (oh-oh-oh-oh-oh-oh-oh-oh-oh-oh-oh-oh)<text:line-break/>No, I don't wanna be friends (caught in a bad romance)<text:line-break/>I don't wanna be friends (oh-oh-oh-oh-oh-oh-oh-oh-oh-oh-oh-oh)<text:line-break/>Want your bad romance<text:line-break/>(Caught in a bad romance)</text:p>
        <text:p text:style-name="P5"/>
        <text:p text:style-name="P5"><text:line-break/>Want your bad romance</text:p>
        <text:p text:style-name="P4">I want your love, and I want your revenge<text:line-break/>You and me could write a bad romance<text:line-break/>(Oh-oh-oh-oh-oh)<text:line-break/>I want your love, and all your lover's revenge<text:line-break/>You and me could write a bad romance<text:line-break/>Oh-oh-oh-oh-oh-oh-oh-oh-oh-oh-oh-oh<text:line-break/>(Want your bad romance)<text:line-break/>Caught in a bad romance<text:line-break/>(Want your bad romance)<text:line-break/>Oh-oh-oh-oh-oh-oh-oh-oh-oh-oh-oh-oh<text:line-break/>(Want your bad romance)<text:line-break/>Caught in a bad romance</text:p>
        <text:p text:style-name="P4">Ra-ra-ah-ah-ah<text:line-break/>Roma-roma-ma<text:line-break/>Gaga, ooh la-la<text:line-break/>Want your bad romance</text:p>
        <text:p text:style-name="P1"/>
      </text:section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23:28:40.575299454</meta:creation-date>
    <dc:date>2025-06-05T14:30:26.441820311</dc:date>
    <meta:editing-duration>PT9M22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2" meta:paragraph-count="18" meta:word-count="506" meta:character-count="2962" meta:non-whitespace-character-count="2473"/>
  </office:meta>
</office:document-meta>
</file>